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1"/>
    </style:style>
    <style:style style:name="P2" style:family="paragraph" style:parent-style-name="Standard">
      <style:text-properties style:font-name="Calibri1" fo:font-size="14pt" fo:font-weight="bold" style:font-size-asian="14pt" style:font-weight-asian="bold" style:font-size-complex="14pt" style:font-weight-complex="bold"/>
    </style:style>
    <style:style style:name="P3" style:family="paragraph" style:parent-style-name="Standard">
      <style:paragraph-properties>
        <style:tab-stops>
          <style:tab-stop style:position="0.7917in"/>
        </style:tab-stops>
      </style:paragraph-properties>
      <style:text-properties style:font-name="Calibri1" fo:font-size="14pt" fo:font-weight="bold" style:font-size-asian="14pt" style:font-weight-asian="bold" style:font-size-complex="14pt" style:font-weight-complex="bold"/>
    </style:style>
    <style:style style:name="P4" style:family="paragraph" style:parent-style-name="Standard">
      <style:paragraph-properties>
        <style:tab-stops>
          <style:tab-stop style:position="0.7917in"/>
        </style:tab-stops>
      </style:paragraph-properties>
      <style:text-properties style:font-name="Calibri1" fo:font-size="11pt" fo:font-weight="normal" style:font-size-asian="11pt" style:font-weight-asian="normal" style:font-size-complex="11pt" style:font-weight-complex="normal"/>
    </style:style>
    <style:style style:name="P5" style:family="paragraph" style:parent-style-name="Standard">
      <style:text-properties style:font-name="Calibri1"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Calibri1" fo:font-size="14pt" fo:font-weight="bold" style:font-size-asian="14pt" style:font-weight-asian="bold" style:font-size-complex="14pt" style:font-weight-complex="bold"/>
    </style:style>
    <style:style style:name="P7" style:family="paragraph" style:parent-style-name="Standard">
      <style:text-properties style:font-name="Calibri1" fo:font-size="11pt" fo:font-weight="normal" style:font-size-asian="11pt" style:font-weight-asian="normal" style:font-size-complex="11pt" style:font-weight-complex="normal"/>
    </style:style>
    <style:style style:name="P8" style:family="paragraph" style:parent-style-name="Standard">
      <style:paragraph-properties>
        <style:tab-stops>
          <style:tab-stop style:position="0.7917in"/>
        </style:tab-stops>
      </style:paragraph-properties>
      <style:text-properties style:font-name="Calibri1" fo:font-size="11pt" fo:font-weight="normal" style:font-size-asian="11pt" style:font-weight-asian="normal" style:font-size-complex="11pt" style:font-weight-complex="normal"/>
    </style:style>
    <style:style style:name="P9" style:family="paragraph" style:parent-style-name="Standard" style:list-style-name="L1">
      <style:paragraph-properties>
        <style:tab-stops>
          <style:tab-stop style:position="0.7917in"/>
        </style:tab-stops>
      </style:paragraph-properties>
      <style:text-properties style:font-name="Calibri1" fo:font-size="11pt" fo:font-weight="normal" style:font-size-asian="11pt" style:font-weight-asian="normal" style:font-size-complex="11pt" style:font-weight-complex="normal"/>
    </style:style>
    <style:style style:name="P10" style:family="paragraph" style:parent-style-name="Standard" style:list-style-name="L2">
      <style:paragraph-properties>
        <style:tab-stops>
          <style:tab-stop style:position="0.7917in"/>
        </style:tab-stops>
      </style:paragraph-properties>
      <style:text-properties style:font-name="Calibri1" fo:font-size="11pt" fo:font-weight="normal" style:font-size-asian="11pt" style:font-weight-asian="normal" style:font-size-complex="11pt"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1pt" fo:font-weight="normal" style:font-size-asian="11pt" style:font-weight-asian="normal" style:font-size-complex="11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Dynamic Funding Application Page Using Field Sets.</text:p>
      <text:p text:style-name="P2"/>
      <text:p text:style-name="P1"><text:span text:style-name="T1"><text:tab/></text:span><text:span text:style-name="T2">This document provides updates to funding application page using field sets to add fields in each section <text:s/>dynamically.</text:span></text:p>
      <text:p text:style-name="P7"/>
      <text:p text:style-name="P7"/>
      <text:p text:style-name="P2">Considerations</text:p>
      <text:p text:style-name="P1"><text:span text:style-name="T1"><text:tab/></text:span><text:span text:style-name="T2">Following are the considerations for updating Funding Application Page using field sets:-</text:span></text:p>
      <text:p text:style-name="P7"/>
      <text:list xml:id="list4337537527854225558" text:style-name="L1">
        <text:list-item>
          <text:p text:style-name="P9">Sections on Page will remain fixed, if in future user want to add sections will have to change code in visual-force page and controller</text:p>
        </text:list-item>
        <text:list-item>
          <text:p text:style-name="P9">There will be separate field set for each section of Funding Application Page.</text:p>
        </text:list-item>
        <text:list-item>
          <text:p text:style-name="P9">Each section will be having fields from one object only.</text:p>
        </text:list-item>
        <text:list-item>
          <text:p text:style-name="P9">Security settings will be applicable for fields displayed on Funding Application Page.</text:p>
        </text:list-item>
      </text:list>
      <text:p text:style-name="P4"/>
      <text:p text:style-name="P3">Solution Design</text:p>
      <text:p text:style-name="P4"><text:tab/>We would be following, following steps to accomplish this requirement.</text:p>
      <text:p text:style-name="P4"/>
      <text:list xml:id="list2594377222215476405" text:style-name="L2">
        <text:list-item>
          <text:p text:style-name="P10">Create 6 field sets for 6 sections on funding application page, add fields in field sets for each section.</text:p>
        </text:list-item>
        <text:list-item>
          <text:p text:style-name="P10">Update logic of Funding Application Visual-force Page to reference field sets.</text:p>
        </text:list-item>
        <text:list-item>
          <text:p text:style-name="P10">Change the existing logic of Funding Application Visual-force page to dynamically display fields in each section of funding application page. </text:p>
        </text:list-item>
        <text:list-item>
          <text:p text:style-name="P10">Adjust the CSS changes on page.</text:p>
        </text:list-item>
        <text:list-item>
          <text:p text:style-name="P10">Update existing logic of funding application controller using<text:line-break/>field set values </text:p>
        </text:list-item>
        <text:list-item>
          <text:p text:style-name="P10">Update logic of two buttons i.e. <text:s/>“Save” and “Quick Save” to save values  <text:s/>of input fields from <text:s/>field sets.</text:p>
        </text:list-item>
        <text:list-item>
          <text:p text:style-name="P10">We can add custom setting with field set names and section number which will decide the order of sections on Funding Application Page so if user want to change the order of sections on Funding Application Page he can do that by updating custom setting record.</text:p>
        </text:list-item>
      </text:list>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3T12:12:37.57</meta:creation-date>
    <meta:generator>OpenOffice.org/3.4$Win32 OpenOffice.org_project/340m1$Build-9590</meta:generator>
    <dc:date>2015-06-23T15:20:04.70</dc:date>
    <meta:editing-duration>PT3H2M18S</meta:editing-duration>
    <meta:editing-cycles>10</meta:editing-cycles>
    <meta:document-statistic meta:table-count="0" meta:image-count="0" meta:object-count="0" meta:page-count="1" meta:paragraph-count="17" meta:word-count="252" meta:character-count="1529"/>
  </office:meta>
</office:document-meta>
</file>